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3945in"/>
    </style:style>
    <style:style style:name="co22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1.2236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37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text-line-through-style="none" style:text-underline-style="none"/>
    </style:style>
    <style:style style:name="ce6" style:family="table-cell" style:parent-style-name="Default">
      <style:text-properties style:text-line-through-style="soli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4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Save zip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ve caches to cache</text:p>
          </table:table-cell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office:value-type="string">
            <text:p>Finish index.pl</text:p>
          </table:table-cell>
          <table:table-cell table:number-columns-repeated="2"/>
        </table:table-row>
        <table:table-row table:style-name="ro1" table:number-rows-repeated="35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</table:table-row>
        <table:table-row table:style-name="ro1" table:number-rows-repeated="104849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5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office:value-type="string">
            <text:p>Put everything into a function</text:p>
          </table:table-cell>
          <table:table-cell office:value-type="string">
            <text:p>Give the function a parame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22" table:default-cell-style-name="Default"/>
        <table:table-column table:style-name="co5" table:default-cell-style-name="ce9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3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8T23:32:27</dc:date>
    <meta:editing-duration>P10DT19H8M33S</meta:editing-duration>
    <meta:editing-cycles>79</meta:editing-cycles>
    <dc:creator>ilya </dc:creator>
    <meta:document-statistic meta:table-count="6" meta:cell-count="337" meta:object-count="0"/>
  </office:meta>
</office:document-meta>
</file>